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ClientRecord" table:style-name="ta1">
        <table:shapes>
          <draw:frame draw:z-index="0" draw:style-name="gr1" draw:text-style-name="P1" svg:width="1547.43pt" svg:height="636.15pt" svg:x="0pt" svg:y="0pt">
            <draw:object draw:notify-on-update-of-ranges="100ClientRecord.C1:100ClientRecord.C1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5T18:35:56.901447256</dc:date>
    <meta:editing-duration>PT1M31S</meta:editing-duration>
    <meta:editing-cycles>1</meta:editing-cycles>
    <meta:document-statistic meta:table-count="1" meta:cell-count="38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4.591cm" svg:height="22.443cm" xlink:href=".." xlink:type="simple" chart:class="chart:line" chart:style-name="ch1">
        <chart:legend chart:legend-position="end" svg:x="51.739cm" svg:y="10.922cm" style:legend-expansion="high" chart:style-name="ch2"/>
        <chart:plot-area chart:style-name="ch3" table:cell-range-address="100ClientRecord.C1:100ClientRecord.C115" svg:x="1.091cm" svg:y="0.448cm" svg:width="49.557cm" svg:height="21.547cm">
          <chartooo:coordinate-region svg:x="1.898cm" svg:y="0.569cm" svg:width="48.609cm" svg:height="20.4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00ClientRecord.C1:100ClientRecord.C115" chart:class="chart:line">
            <chart:data-point chart:repeated="1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00ClientRecord.C1:100ClientRecord.C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